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9608" calcext:value-type="float">
            <text:p>75.3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05184" calcext:value-type="float">
            <text:p>75.0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8464" calcext:value-type="float">
            <text:p>74.5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584" calcext:value-type="float">
            <text:p>73.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7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7202</text:p>
          </table:table-cell>
          <table:table-cell office:value-type="string" calcext:value-type="string">
            <text:p>Hale Center SW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